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stroke="none" svg:stroke-color="#000000" draw:fill="none" draw:fill-color="#ffffff" fo:min-height="0.6cm"/>
    </style:style>
    <style:style style:name="gr17" style:family="graphic" style:parent-style-name="standard">
      <style:graphic-properties draw:stroke="none" svg:stroke-color="#000000" draw:fill="none" draw:fill-color="#ffffff" fo:min-height="0.5cm"/>
    </style:style>
    <style:style style:name="gr18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812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fill="none" draw:fill-color="#ffffff" fo:min-height="1.3cm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666666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666666"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text-properties fo:color="#111111" fo:font-size="9pt" style:font-size-asian="9pt" style:font-size-complex="9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color="#000000" fo:font-size="10pt" style:font-size-asian="10pt" style:font-size-complex="10pt"/>
    </style:style>
    <style:style style:name="P11" style:family="paragraph">
      <style:paragraph-properties fo:text-align="start"/>
      <style:text-properties fo:color="#666666" fo:font-size="10pt" style:font-size-asian="10pt" style:font-size-complex="10pt"/>
    </style:style>
    <style:style style:name="P12" style:family="paragraph">
      <style:text-properties fo:color="#666666" fo:font-size="10pt" style:font-size-asian="10pt" style:font-size-complex="10pt"/>
    </style:style>
    <style:style style:name="P13" style:family="paragraph">
      <style:text-properties fo:color="#66666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111111" fo:font-size="9pt" style:font-size-asian="9pt" style:font-size-complex="9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666666" fo:font-size="10pt" style:font-size-asian="10pt" style:font-size-complex="10pt"/>
    </style:style>
    <style:style style:name="T9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6cm" svg:x2="22.7cm" svg:y2="4.6cm">
            <text:p/>
          </draw:line>
          <draw:g>
            <draw:custom-shape draw:style-name="gr3" draw:text-style-name="P1" draw:layer="layout" svg:width="1.9cm" svg:height="0.5cm" svg:x="20.4cm" svg:y="3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3cm" svg:x2="21cm" svg:y2="3.8cm">
              <text:p/>
            </draw:line>
            <draw:line draw:style-name="gr2" draw:text-style-name="P1" draw:layer="layout" svg:x1="21.7cm" svg:y1="4.3cm" svg:x2="21.7cm" svg:y2="3.8cm">
              <text:p/>
            </draw:line>
          </draw:g>
          <draw:line draw:style-name="gr4" draw:text-style-name="P1" draw:layer="layout" svg:x1="21.8cm" svg:y1="3.9cm" svg:x2="22.2cm" svg:y2="4.2cm">
            <text:p/>
          </draw:line>
          <draw:line draw:style-name="gr4" draw:text-style-name="P1" draw:layer="layout" svg:x1="21.8cm" svg:y1="4.2cm" svg:x2="22.2cm" svg:y2="3.9cm">
            <text:p/>
          </draw:line>
          <draw:line draw:style-name="gr5" draw:text-style-name="P1" draw:layer="layout" svg:x1="20.5cm" svg:y1="4.2cm" svg:x2="20.9cm" svg:y2="4.2cm">
            <text:p/>
          </draw:line>
          <draw:custom-shape draw:style-name="gr6" draw:text-style-name="P1" draw:layer="layout" svg:width="0.5cm" svg:height="0.3cm" svg:x="21.1cm" svg:y="3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9cm">
            <draw:text-box>
              <text:p><text:span text:style-name="T1">Adding a New Product Interface</text:span></text:p>
            </draw:text-box>
          </draw:frame>
        </draw:g>
        <draw:custom-shape draw:style-name="gr8" draw:text-style-name="P3" draw:layer="layout" svg:width="7cm" svg:height="0.6cm" svg:x="14.9cm" svg:y="5.9cm">
          <text:p text:style-name="P1"><text:span text:style-name="T2">Produc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6cm" svg:height="0.6cm" svg:x="8.2cm" svg:y="6.7cm">
          <text:p text:style-name="P4"><text:span text:style-name="T2">Price £0.00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cm" svg:height="4.5cm" svg:x="14.9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0.4cm" svg:x="14.9cm" svg:y="1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9cm" svg:height="0.4cm" svg:x="18.1cm" svg:y="11.5cm">
          <text:p text:style-name="P1"><text:span text:style-name="T3">Browse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5cm" svg:height="0.4cm" svg:x="20.3cm" svg:y="11.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514cm" svg:height="0.607cm" svg:x="20.286cm" svg:y="11.4cm">
          <draw:text-box>
            <text:p><text:span text:style-name="T4">Upload</text:span></text:p>
          </draw:text-box>
        </draw:frame>
        <draw:custom-shape draw:style-name="gr13" draw:text-style-name="P1" draw:layer="layout" svg:width="1.7cm" svg:height="4.3cm" svg:x="25.2cm" svg:y="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25.2cm" svg:y1="4cm" svg:x2="25.2cm" svg:y2="4.6cm">
          <text:p/>
        </draw:line>
        <draw:frame draw:style-name="gr15" draw:text-style-name="P8" draw:layer="layout" svg:width="1.7cm" svg:height="1.05cm" draw:transform="rotate (1.59313654122042) translate (11.45cm 8.5cm)">
          <draw:text-box>
            <text:p><text:span text:style-name="T5">v</text:span></text:p>
          </draw:text-box>
        </draw:frame>
        <draw:frame draw:style-name="gr16" draw:text-style-name="P9" draw:layer="layout" svg:width="2.8cm" svg:height="0.85cm" svg:x="9.4cm" svg:y="7.7cm">
          <draw:text-box>
            <text:p><text:span text:style-name="T6">500</text:span></text:p>
          </draw:text-box>
        </draw:frame>
        <draw:frame draw:style-name="gr17" draw:text-style-name="P2" draw:layer="layout" svg:width="1.8cm" svg:height="0.75cm" svg:x="25.5cm" svg:y="6.1cm">
          <draw:text-box>
            <text:p><text:span text:style-name="T1">ml.</text:span></text:p>
          </draw:text-box>
        </draw:frame>
        <draw:line draw:style-name="gr14" draw:text-style-name="P1" draw:layer="layout" svg:x1="25.2cm" svg:y1="5.3cm" svg:x2="26.9cm" svg:y2="5.3cm">
          <text:p/>
        </draw:line>
        <draw:line draw:style-name="gr14" draw:text-style-name="P1" draw:layer="layout" svg:x1="25.2cm" svg:y1="6.1cm" svg:x2="26.9cm" svg:y2="6.1cm">
          <text:p/>
        </draw:line>
        <draw:line draw:style-name="gr14" draw:text-style-name="P1" draw:layer="layout" svg:x1="25.2cm" svg:y1="6.8cm" svg:x2="26.9cm" svg:y2="6.8cm">
          <text:p/>
        </draw:line>
        <draw:line draw:style-name="gr14" draw:text-style-name="P1" draw:layer="layout" svg:x1="25.2cm" svg:y1="7.5cm" svg:x2="26.9cm" svg:y2="7.5cm">
          <text:p/>
        </draw:line>
        <draw:frame draw:style-name="gr17" draw:text-style-name="P2" draw:layer="layout" svg:width="1.8cm" svg:height="0.75cm" svg:x="25.7cm" svg:y="4.6cm">
          <draw:text-box>
            <text:p><text:span text:style-name="T1">g.</text:span></text:p>
          </draw:text-box>
        </draw:frame>
        <draw:frame draw:style-name="gr17" draw:text-style-name="P2" draw:layer="layout" svg:width="1.8cm" svg:height="0.75cm" svg:x="25.7cm" svg:y="6.8cm">
          <draw:text-box>
            <text:p><text:span text:style-name="T1">L.</text:span></text:p>
          </draw:text-box>
        </draw:frame>
        <draw:frame draw:style-name="gr17" draw:text-style-name="P2" draw:layer="layout" svg:width="1.4cm" svg:height="0.75cm" svg:x="25.4cm" svg:y="7.6cm">
          <draw:text-box>
            <text:p><text:span text:style-name="T1">None</text:span></text:p>
          </draw:text-box>
        </draw:frame>
        <draw:frame draw:style-name="gr17" draw:text-style-name="P2" draw:layer="layout" svg:width="2.8cm" svg:height="0.75cm" svg:x="25.6cm" svg:y="5.5cm">
          <draw:text-box>
            <text:p><text:span text:style-name="T1">kg.</text:span></text:p>
          </draw:text-box>
        </draw:frame>
        <draw:line draw:style-name="gr18" draw:text-style-name="P1" draw:layer="layout" svg:x1="25.2cm" svg:y1="4.65cm" svg:x2="26.9cm" svg:y2="4.65cm">
          <text:p/>
        </draw:line>
        <draw:g>
          <draw:custom-shape draw:style-name="gr19" draw:text-style-name="P5" draw:layer="layout" svg:width="5.6cm" svg:height="0.6cm" svg:x="8.2cm" svg:y="7.75cm"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7cm" svg:y1="7.75cm" svg:x2="8.7cm" svg:y2="8.35cm">
            <text:p/>
          </draw:line>
          <draw:line draw:style-name="gr14" draw:text-style-name="P1" draw:layer="layout" svg:x1="11.6cm" svg:y1="7.75cm" svg:x2="11.6cm" svg:y2="8.35cm">
            <text:p/>
          </draw:line>
          <draw:line draw:style-name="gr18" draw:text-style-name="P1" draw:layer="layout" svg:x1="12.2cm" svg:y1="7.7cm" svg:x2="12.2cm" svg:y2="8.3cm">
            <text:p/>
          </draw:line>
        </draw:g>
        <draw:custom-shape draw:style-name="gr8" draw:text-style-name="P10" draw:layer="layout" svg:width="4.5cm" svg:height="0.6cm" svg:x="8.2cm" svg:y="8.8cm">
          <text:p text:style-name="P4"><text:span text:style-name="T7">Catego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6cm" svg:height="0.6cm" svg:x="8.2cm" svg:y="8.8cm">
          <text:p text:style-name="P4"><text:span text:style-name="T8">Category</text:span></text:p>
          <draw:enhanced-geometry svg:viewBox="0 0 21600 21600" draw:type="rectangle" draw:enhanced-path="M 0 0 L 21600 0 21600 21600 0 21600 0 0 Z N"/>
        </draw:custom-shape>
        <draw:frame draw:style-name="gr21" draw:layer="layout" svg:width="1.085cm" svg:height="1.112cm" svg:x="12.7cm" svg:y="8.6cm">
          <draw:text-box>
            <text:p>...</text:p>
          </draw:text-box>
        </draw:frame>
        <draw:custom-shape draw:style-name="gr20" draw:text-style-name="P10" draw:layer="layout" svg:width="5.6cm" svg:height="0.6cm" svg:x="8.2cm" svg:y="9.8cm">
          <text:p text:style-name="P4"><text:span text:style-name="T7">Locatio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6cm" svg:height="0.6cm" svg:x="8.2cm" svg:y="10.6cm">
          <text:p text:style-name="P4"><text:span text:style-name="T7">Location 2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0.4cm" svg:y1="9.8cm" svg:x2="10.4cm" svg:y2="10.4cm">
          <text:p/>
        </draw:line>
        <draw:frame draw:style-name="gr22" draw:text-style-name="P12" draw:layer="layout" svg:width="3.2cm" svg:height="1.6cm" svg:x="11.4cm" svg:y="9.8cm">
          <draw:text-box>
            <text:p><text:span text:style-name="T8">Stock</text:span></text:p>
          </draw:text-box>
        </draw:frame>
        <draw:frame draw:style-name="gr22" draw:text-style-name="P12" draw:layer="layout" svg:width="3.2cm" svg:height="1.6cm" svg:x="11.4cm" svg:y="10.6cm">
          <draw:text-box>
            <text:p><text:span text:style-name="T8">Stock</text:span></text:p>
          </draw:text-box>
        </draw:frame>
        <draw:line draw:style-name="gr18" draw:text-style-name="P1" draw:layer="layout" svg:x1="10.4cm" svg:y1="10.6cm" svg:x2="10.4cm" svg:y2="11.2cm">
          <text:p/>
        </draw:line>
        <draw:line draw:style-name="gr18" draw:text-style-name="P1" draw:layer="layout" svg:x1="24.6cm" svg:y1="4.65cm" svg:x2="26.3cm" svg:y2="4.65cm">
          <text:p/>
        </draw:line>
        <draw:line draw:style-name="gr18" draw:text-style-name="P1" draw:layer="layout" svg:x1="24.6cm" svg:y1="4.65cm" svg:x2="26.3cm" svg:y2="4.65cm">
          <text:p/>
        </draw:line>
        <draw:line draw:style-name="gr18" draw:text-style-name="P1" draw:layer="layout" svg:x1="24.6cm" svg:y1="4.05cm" svg:x2="26.3cm" svg:y2="4.05cm">
          <text:p/>
        </draw:line>
        <draw:line draw:style-name="gr14" draw:text-style-name="P1" draw:layer="layout" svg:x1="24.6cm" svg:y1="4cm" svg:x2="24.6cm" svg:y2="4.7cm">
          <text:p/>
        </draw:line>
        <draw:frame draw:style-name="gr15" draw:text-style-name="P8" draw:layer="layout" svg:width="1.7cm" svg:height="1.05cm" draw:transform="rotate (0.0111701072127637) translate (24.488cm 3.95cm)">
          <draw:text-box>
            <text:p><text:span text:style-name="T5">v</text:span></text:p>
          </draw:text-box>
        </draw:frame>
        <draw:frame draw:style-name="gr23" draw:layer="layout" svg:width="0.976cm" svg:height="0.646cm" svg:x="25.6cm" svg:y="4.054cm">
          <draw:text-box>
            <text:p><text:span text:style-name="T1">ml.</text:span></text:p>
          </draw:text-box>
        </draw:frame>
        <draw:frame draw:style-name="gr23" draw:layer="layout" svg:width="0.976cm" svg:height="0.646cm" svg:x="12.6cm" svg:y="7.754cm">
          <draw:text-box>
            <text:p><text:span text:style-name="T1">ml.</text:span></text:p>
          </draw:text-box>
        </draw:frame>
        <draw:frame draw:style-name="gr24" draw:text-style-name="P13" draw:layer="layout" svg:width="3.4cm" svg:height="1.75cm" svg:x="17.2cm" svg:y="8.3cm">
          <draw:text-box>
            <text:p text:style-name="P13"><text:span text:style-name="T9">I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1T21:47:52.975000000</dc:date>
    <meta:editing-duration>PT1H32M12S</meta:editing-duration>
    <meta:editing-cycles>6</meta:editing-cycles>
    <meta:generator>LibreOffice/4.2.6.3$Windows_x86 LibreOffice_project/3fd416d4c6db7d3204c17ce57a1d70f6e531ee21</meta:generator>
    <meta:document-statistic meta:object-count="55"/>
  </office:meta>
</office:document-meta>
</file>